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"parAlmond.hpp"</text:p>
      <text:p text:style-name="P1"/>
      <text:p text:style-name="P1">namespace parAlmond {</text:p>
      <text:p text:style-name="P1"/>
      <text:p text:style-name="P1">void formAggregates(parCSR *A, parCSR *C, hlong* FineToCoarse, hlong* globalAggStarts){</text:p>
      <text:p text:style-name="P1"/>
      <text:p text:style-name="P1"><text:s text:c="2"/>int rank, size;</text:p>
      <text:p text:style-name="P1"><text:s text:c="2"/>MPI_Comm_rank(A-&gt;comm, &amp;rank);</text:p>
      <text:p text:style-name="P1"><text:s text:c="2"/>MPI_Comm_size(A-&gt;comm, &amp;size);</text:p>
      <text:p text:style-name="P1"/>
      <text:p text:style-name="P1"><text:s text:c="2"/>const dlong N <text:s text:c="2"/>= C-&gt;Nrows;</text:p>
      <text:p text:style-name="P1"><text:s text:c="2"/>const dlong M <text:s text:c="2"/>= C-&gt;Ncols;</text:p>
      <text:p text:style-name="P1"><text:s text:c="2"/>const dlong diagNNZ = C-&gt;diag-&gt;nnz;</text:p>
      <text:p text:style-name="P1"><text:s text:c="2"/>const dlong offdNNZ = C-&gt;offd-&gt;nnz;</text:p>
      <text:p text:style-name="P1"/>
      <text:p text:style-name="P1"><text:s text:c="2"/>dfloat *rands = (dfloat *) calloc(M, sizeof(dfloat));</text:p>
      <text:p text:style-name="P1"><text:s text:c="2"/>int <text:s text:c="2"/>*states = (int *) <text:s text:c="3"/>calloc(M, sizeof(int));</text:p>
      <text:p text:style-name="P1"/>
      <text:p text:style-name="P1"><text:s text:c="2"/>dfloat *Tr = (dfloat *) calloc(M, sizeof(dfloat));</text:p>
      <text:p text:style-name="P1"><text:s text:c="2"/>int <text:s text:c="3"/>*Ts = (int *) <text:s text:c="3"/>calloc(M, sizeof(int));</text:p>
      <text:p text:style-name="P1"><text:s text:c="2"/>hlong <text:s/>*Ti = (hlong *) <text:s/>calloc(M, sizeof(hlong));</text:p>
      <text:p text:style-name="P1"><text:s text:c="2"/>hlong <text:s/>*Tc = (hlong *) <text:s/>calloc(M, sizeof(hlong));</text:p>
      <text:p text:style-name="P1"/>
      <text:p text:style-name="P1"><text:s text:c="2"/>hlong *globalRowStarts = A-&gt;globalRowStarts;</text:p>
      <text:p text:style-name="P1"/>
      <text:p text:style-name="P1"><text:s text:c="2"/>for(dlong i=0; i&lt;N; i++)</text:p>
      <text:p text:style-name="P1"><text:s text:c="4"/>rands[i] = (dfloat) drand48();</text:p>
      <text:p text:style-name="P1"/>
      <text:p text:style-name="P1"><text:s text:c="2"/>// add the number of non-zeros in each column</text:p>
      <text:p text:style-name="P1"><text:s text:c="2"/>int *colCnt = (int *) calloc(M,sizeof(int));</text:p>
      <text:p text:style-name="P1"><text:s text:c="2"/>for(dlong i=0; i&lt;diagNNZ; i++)</text:p>
      <text:p text:style-name="P1"><text:s text:c="4"/>colCnt[C-&gt;diag-&gt;cols[i]]++;</text:p>
      <text:p text:style-name="P1"/>
      <text:p text:style-name="P1"><text:s text:c="2"/>for(dlong i=0; i&lt;offdNNZ; i++)</text:p>
      <text:p text:style-name="P1"><text:s text:c="4"/>colCnt[C-&gt;offd-&gt;cols[i]]++;</text:p>
      <text:p text:style-name="P1"/>
      <text:p text:style-name="P1"><text:s text:c="2"/>//gs for total column counts</text:p>
      <text:p text:style-name="P1"><text:s text:c="2"/>ogsGatherScatter(colCnt, ogsInt, ogsAdd, A-&gt;ogs);</text:p>
      <text:p text:style-name="P1"/>
      <text:p text:style-name="P1"><text:s text:c="2"/>//add random pertubation</text:p>
      <text:p text:style-name="P1"><text:s text:c="2"/>for(int i=0;i&lt;N;++i)</text:p>
      <text:p text:style-name="P1"><text:s text:c="4"/>rands[i] += colCnt[i];</text:p>
      <text:p text:style-name="P1"/>
      <text:p text:style-name="P1"><text:s text:c="2"/>//gs to fill halo region</text:p>
      <text:p text:style-name="P1"><text:s text:c="2"/>ogsGatherScatter(rands, ogsDfloat, ogsAdd, A-&gt;ogs);</text:p>
      <text:p text:style-name="P1"/>
      <text:p text:style-name="P1"><text:s text:c="2"/>hlong done = 0;</text:p>
      <text:p text:style-name="P1"><text:s text:c="2"/>while(!done){</text:p>
      <text:p text:style-name="P1"><text:s text:c="4"/>// first neighbours</text:p>
      <text:p text:style-name="P1"><text:s text:c="4"/>// #pragma omp parallel for</text:p>
      <text:p text:style-name="P1"><text:s text:c="4"/>for(dlong i=0; i&lt;N; i++){</text:p>
      <text:p text:style-name="P1"/>
      <text:p text:style-name="P1"><text:s text:c="6"/>int smax = states[i];</text:p>
      <text:p text:style-name="P1"><text:s text:c="6"/>dfloat rmax = rands[i];</text:p>
      <text:p text:style-name="P1"><text:s text:c="6"/>hlong imax = i + globalRowStarts[rank];</text:p>
      <text:p text:style-name="P1"/>
      <text:p text:style-name="P1"><text:soft-page-break/><text:s text:c="6"/>if(smax != 1){</text:p>
      <text:p text:style-name="P1"><text:s text:c="8"/>//local entries</text:p>
      <text:p text:style-name="P1"><text:s text:c="8"/>for(dlong jj=C-&gt;diag-&gt;rowStarts[i];jj&lt;C-&gt;diag-&gt;rowStarts[i+1];jj++){</text:p>
      <text:p text:style-name="P1"><text:s text:c="10"/>const dlong col = C-&gt;diag-&gt;cols[jj];</text:p>
      <text:p text:style-name="P1"><text:s text:c="10"/>if (col==i) continue;</text:p>
      <text:p text:style-name="P1"><text:s text:c="10"/>if(customLess(smax, rmax, imax, states[col], rands[col], col + globalRowStarts[rank])){</text:p>
      <text:p text:style-name="P1"><text:s text:c="12"/>smax = states[col];</text:p>
      <text:p text:style-name="P1"><text:s text:c="12"/>rmax = rands[col];</text:p>
      <text:p text:style-name="P1"><text:s text:c="12"/>imax = col + globalRowStarts[rank];</text:p>
      <text:p text:style-name="P1"><text:s text:c="10"/>}</text:p>
      <text:p text:style-name="P1"><text:s text:c="8"/>}</text:p>
      <text:p text:style-name="P1"><text:s text:c="8"/>//nonlocal entries</text:p>
      <text:p text:style-name="P1"><text:s text:c="8"/>for(dlong jj=C-&gt;offd-&gt;rowStarts[i];jj&lt;C-&gt;offd-&gt;rowStarts[i+1];jj++){</text:p>
      <text:p text:style-name="P1"><text:s text:c="10"/>const dlong col = C-&gt;offd-&gt;cols[jj];</text:p>
      <text:p text:style-name="P1"><text:s text:c="10"/>if(customLess(smax, rmax, imax, states[col], rands[col], A-&gt;colMap[col])) {</text:p>
      <text:p text:style-name="P1"><text:s text:c="12"/>smax = states[col];</text:p>
      <text:p text:style-name="P1"><text:s text:c="12"/>rmax = rands[col];</text:p>
      <text:p text:style-name="P1"><text:s text:c="12"/>imax = A-&gt;colMap[col];</text:p>
      <text:p text:style-name="P1"><text:s text:c="10"/>}</text:p>
      <text:p text:style-name="P1"><text:s text:c="8"/>}</text:p>
      <text:p text:style-name="P1"><text:s text:c="6"/>}</text:p>
      <text:p text:style-name="P1"><text:s text:c="6"/>Ts[i] = smax;</text:p>
      <text:p text:style-name="P1"><text:s text:c="6"/>Tr[i] = rmax;</text:p>
      <text:p text:style-name="P1"><text:s text:c="6"/>Ti[i] = imax;</text:p>
      <text:p text:style-name="P1"><text:s text:c="4"/>}</text:p>
      <text:p text:style-name="P1"/>
      <text:p text:style-name="P1"><text:s text:c="4"/>//share results</text:p>
      <text:p text:style-name="P1"><text:s text:c="4"/>for (dlong n=N;n&lt;M;n++) {</text:p>
      <text:p text:style-name="P1"><text:s text:c="6"/>Tr[n] = 0.;</text:p>
      <text:p text:style-name="P1"><text:s text:c="6"/>Ts[n] = 0;</text:p>
      <text:p text:style-name="P1"><text:s text:c="6"/>Ti[n] = 0;</text:p>
      <text:p text:style-name="P1"><text:s text:c="4"/>}</text:p>
      <text:p text:style-name="P1"><text:s text:c="4"/>ogsGatherScatter(Tr, ogsDfloat, ogsAdd, A-&gt;ogs);</text:p>
      <text:p text:style-name="P1"><text:s text:c="4"/>ogsGatherScatter(Ts, ogsInt, <text:s text:c="3"/>ogsAdd, A-&gt;ogs);</text:p>
      <text:p text:style-name="P1"><text:s text:c="4"/>ogsGatherScatter(Ti, ogsHlong, <text:s/>ogsAdd, A-&gt;ogs);</text:p>
      <text:p text:style-name="P1"/>
      <text:p text:style-name="P1"><text:s text:c="4"/>// second neighbours</text:p>
      <text:p text:style-name="P1"><text:s text:c="4"/>// #pragma omp parallel for</text:p>
      <text:p text:style-name="P1"><text:s text:c="4"/>for(dlong i=0; i&lt;N; i++){</text:p>
      <text:p text:style-name="P1"><text:s text:c="6"/>int <text:s text:c="3"/>smax = Ts[i];</text:p>
      <text:p text:style-name="P1"><text:s text:c="6"/>dfloat rmax = Tr[i];</text:p>
      <text:p text:style-name="P1"><text:s text:c="6"/>hlong <text:s/>imax = Ti[i];</text:p>
      <text:p text:style-name="P1"/>
      <text:p text:style-name="P1"><text:s text:c="6"/>//local entries</text:p>
      <text:p text:style-name="P1"><text:s text:c="6"/>for(dlong jj=C-&gt;diag-&gt;rowStarts[i];jj&lt;C-&gt;diag-&gt;rowStarts[i+1];jj++){</text:p>
      <text:p text:style-name="P1"><text:s text:c="8"/>const dlong col = C-&gt;diag-&gt;cols[jj];</text:p>
      <text:p text:style-name="P1"><text:s text:c="8"/>if (col==i) continue;</text:p>
      <text:p text:style-name="P1"><text:s text:c="8"/>if(customLess(smax, rmax, imax, Ts[col], Tr[col], Ti[col])){</text:p>
      <text:p text:style-name="P1"><text:s text:c="10"/>smax = Ts[col];</text:p>
      <text:p text:style-name="P1"><text:s text:c="10"/>rmax = Tr[col];</text:p>
      <text:p text:style-name="P1"><text:s text:c="10"/>imax = Ti[col];</text:p>
      <text:p text:style-name="P1"><text:s text:c="8"/>}</text:p>
      <text:p text:style-name="P1"><text:s text:c="6"/>}</text:p>
      <text:p text:style-name="P1"><text:s text:c="6"/>//nonlocal entries</text:p>
      <text:p text:style-name="P1"><text:s text:c="6"/>for(dlong jj=C-&gt;offd-&gt;rowStarts[i];jj&lt;C-&gt;offd-&gt;rowStarts[i+1];jj++){</text:p>
      <text:p text:style-name="P1"><text:s text:c="8"/>const dlong col = C-&gt;offd-&gt;cols[jj];</text:p>
      <text:p text:style-name="P1"><text:soft-page-break/><text:s text:c="8"/>if(customLess(smax, rmax, imax, Ts[col], Tr[col], Ti[col])){</text:p>
      <text:p text:style-name="P1"><text:s text:c="10"/>smax = Ts[col];</text:p>
      <text:p text:style-name="P1"><text:s text:c="10"/>rmax = Tr[col];</text:p>
      <text:p text:style-name="P1"><text:s text:c="10"/>imax = Ti[col];</text:p>
      <text:p text:style-name="P1"><text:s text:c="8"/>}</text:p>
      <text:p text:style-name="P1"><text:s text:c="6"/>}</text:p>
      <text:p text:style-name="P1"/>
      <text:p text:style-name="P1"><text:s text:c="6"/>// if I am the strongest among all the 1 and 2 ring neighbours</text:p>
      <text:p text:style-name="P1"><text:s text:c="6"/>// I am an MIS node</text:p>
      <text:p text:style-name="P1"><text:s text:c="6"/>if((states[i] == 0) &amp;&amp; (imax == (i + globalRowStarts[rank])))</text:p>
      <text:p text:style-name="P1"><text:s text:c="8"/>states[i] = 1;</text:p>
      <text:p text:style-name="P1"/>
      <text:p text:style-name="P1"><text:s text:c="6"/>// if there is an MIS node within distance 2, I am removed</text:p>
      <text:p text:style-name="P1"><text:s text:c="6"/>if((states[i] == 0) &amp;&amp; (smax == 1))</text:p>
      <text:p text:style-name="P1"><text:s text:c="8"/>states[i] = -1;</text:p>
      <text:p text:style-name="P1"><text:s text:c="4"/>}</text:p>
      <text:p text:style-name="P1"/>
      <text:p text:style-name="P1"><text:s text:c="4"/>//share results</text:p>
      <text:p text:style-name="P1"><text:s text:c="4"/>for (dlong n=N;n&lt;M;n++) states[n] = 0;</text:p>
      <text:p text:style-name="P1"><text:s text:c="4"/>ogsGatherScatter(states, ogsInt, ogsAdd, A-&gt;ogs);</text:p>
      <text:p text:style-name="P1"/>
      <text:p text:style-name="P1"><text:s text:c="4"/>// if number of undecided nodes = 0, algorithm terminates</text:p>
      <text:p text:style-name="P1"><text:s text:c="4"/>hlong cnt = std::count(states, states+N, 0);</text:p>
      <text:p text:style-name="P1"><text:s text:c="4"/>MPI_Allreduce(&amp;cnt,&amp;done,1,MPI_HLONG, MPI_SUM,A-&gt;comm);</text:p>
      <text:p text:style-name="P1"><text:s text:c="4"/>done = (done == 0) ? 1 : 0;</text:p>
      <text:p text:style-name="P1"><text:s text:c="2"/>}</text:p>
      <text:p text:style-name="P1"/>
      <text:p text:style-name="P1"><text:s text:c="2"/>dlong numAggs = 0;</text:p>
      <text:p text:style-name="P1"><text:s text:c="2"/>dlong *gNumAggs = (dlong *) calloc(size,sizeof(dlong));</text:p>
      <text:p text:style-name="P1"/>
      <text:p text:style-name="P1"><text:s text:c="2"/>// count the coarse nodes/aggregates</text:p>
      <text:p text:style-name="P1"><text:s text:c="2"/>for(dlong i=0; i&lt;N; i++)</text:p>
      <text:p text:style-name="P1"><text:s text:c="4"/>if(states[i] == 1) numAggs++;</text:p>
      <text:p text:style-name="P1"/>
      <text:p text:style-name="P1"><text:s text:c="2"/>MPI_Allgather(&amp;numAggs,1,MPI_DLONG,gNumAggs,1,MPI_DLONG,A-&gt;comm);</text:p>
      <text:p text:style-name="P1"/>
      <text:p text:style-name="P1"><text:s text:c="2"/>globalAggStarts[0] = 0;</text:p>
      <text:p text:style-name="P1"><text:s text:c="2"/>for (int r=0;r&lt;size;r++)</text:p>
      <text:p text:style-name="P1"><text:s text:c="4"/>globalAggStarts[r+1] = globalAggStarts[r] + gNumAggs[r];</text:p>
      <text:p text:style-name="P1"/>
      <text:p text:style-name="P1"><text:s text:c="2"/>numAggs = 0;</text:p>
      <text:p text:style-name="P1"><text:s text:c="2"/>// enumerate the coarse nodes/aggregates</text:p>
      <text:p text:style-name="P1"><text:s text:c="2"/>for(dlong i=0; i&lt;N; i++) {</text:p>
      <text:p text:style-name="P1"><text:s text:c="4"/>if(states[i] == 1) {</text:p>
      <text:p text:style-name="P1"><text:s text:c="6"/>FineToCoarse[i] = globalAggStarts[rank] + numAggs++;</text:p>
      <text:p text:style-name="P1"><text:s text:c="4"/>} else {</text:p>
      <text:p text:style-name="P1"><text:s text:c="6"/>FineToCoarse[i] = -1;</text:p>
      <text:p text:style-name="P1"><text:s text:c="4"/>}</text:p>
      <text:p text:style-name="P1"><text:s text:c="2"/>}</text:p>
      <text:p text:style-name="P1"><text:s text:c="2"/>for(dlong i=N; i&lt;M; i++) FineToCoarse[i] = 0;</text:p>
      <text:p text:style-name="P1"/>
      <text:p text:style-name="P1"><text:s text:c="2"/>//share the initial aggregate flags</text:p>
      <text:p text:style-name="P1"><text:s text:c="2"/>ogsGatherScatter(FineToCoarse, ogsHlong, ogsAdd, A-&gt;ogs);</text:p>
      <text:p text:style-name="P1"/>
      <text:p text:style-name="P1"><text:s text:c="2"/>// form the aggregates</text:p>
      <text:p text:style-name="P1"><text:s text:c="2"/>// #pragma omp parallel for</text:p>
      <text:p text:style-name="P1"><text:soft-page-break/><text:s text:c="2"/>for(dlong i=0; i&lt;N; i++){</text:p>
      <text:p text:style-name="P1"><text:s text:c="4"/>int <text:s text:c="2"/>smax = states[i];</text:p>
      <text:p text:style-name="P1"><text:s text:c="4"/>dfloat rmax = rands[i];</text:p>
      <text:p text:style-name="P1"><text:s text:c="4"/>hlong <text:s/>imax = i + globalRowStarts[rank];</text:p>
      <text:p text:style-name="P1"><text:s text:c="4"/>hlong <text:s/>cmax = FineToCoarse[i];</text:p>
      <text:p text:style-name="P1"/>
      <text:p text:style-name="P1"><text:s text:c="4"/>if(smax != 1){</text:p>
      <text:p text:style-name="P1"><text:s text:c="6"/>//local entries</text:p>
      <text:p text:style-name="P1"><text:s text:c="6"/>for(dlong jj=C-&gt;diag-&gt;rowStarts[i];jj&lt;C-&gt;diag-&gt;rowStarts[i+1];jj++){</text:p>
      <text:p text:style-name="P1"><text:s text:c="8"/>const dlong col = C-&gt;diag-&gt;cols[jj];</text:p>
      <text:p text:style-name="P1"><text:s text:c="8"/>if (col==i) continue;</text:p>
      <text:p text:style-name="P1"><text:s text:c="8"/>if(customLess(smax, rmax, imax, states[col], rands[col], col + globalRowStarts[rank])){</text:p>
      <text:p text:style-name="P1"><text:s text:c="10"/>smax = states[col];</text:p>
      <text:p text:style-name="P1"><text:s text:c="10"/>rmax = rands[col];</text:p>
      <text:p text:style-name="P1"><text:s text:c="10"/>imax = col + globalRowStarts[rank];</text:p>
      <text:p text:style-name="P1"><text:s text:c="10"/>cmax = FineToCoarse[col];</text:p>
      <text:p text:style-name="P1"><text:s text:c="8"/>}</text:p>
      <text:p text:style-name="P1"><text:s text:c="6"/>}</text:p>
      <text:p text:style-name="P1"><text:s text:c="6"/>//nonlocal entries</text:p>
      <text:p text:style-name="P1"><text:s text:c="6"/>for(dlong jj=C-&gt;offd-&gt;rowStarts[i];jj&lt;C-&gt;offd-&gt;rowStarts[i+1];jj++){</text:p>
      <text:p text:style-name="P1"><text:s text:c="8"/>const dlong col = C-&gt;offd-&gt;cols[jj];</text:p>
      <text:p text:style-name="P1"><text:s text:c="8"/>if(customLess(smax, rmax, imax, states[col], rands[col], A-&gt;colMap[col])){</text:p>
      <text:p text:style-name="P1"><text:s text:c="10"/>smax = states[col];</text:p>
      <text:p text:style-name="P1"><text:s text:c="10"/>rmax = rands[col];</text:p>
      <text:p text:style-name="P1"><text:s text:c="10"/>imax = A-&gt;colMap[col];</text:p>
      <text:p text:style-name="P1"><text:s text:c="10"/>cmax = FineToCoarse[col];</text:p>
      <text:p text:style-name="P1"><text:s text:c="8"/>}</text:p>
      <text:p text:style-name="P1"><text:s text:c="6"/>}</text:p>
      <text:p text:style-name="P1"><text:s text:c="4"/>}</text:p>
      <text:p text:style-name="P1"><text:s text:c="4"/>Ts[i] = smax;</text:p>
      <text:p text:style-name="P1"><text:s text:c="4"/>Tr[i] = rmax;</text:p>
      <text:p text:style-name="P1"><text:s text:c="4"/>Ti[i] = imax;</text:p>
      <text:p text:style-name="P1"><text:s text:c="4"/>Tc[i] = cmax;</text:p>
      <text:p text:style-name="P1"/>
      <text:p text:style-name="P1"><text:s text:c="4"/>if((states[i] == -1) &amp;&amp; (smax == 1) &amp;&amp; (cmax &gt; -1))</text:p>
      <text:p text:style-name="P1"><text:s text:c="6"/>FineToCoarse[i] = cmax;</text:p>
      <text:p text:style-name="P1"><text:s text:c="2"/>}</text:p>
      <text:p text:style-name="P1"/>
      <text:p text:style-name="P1"><text:s text:c="2"/>//share results</text:p>
      <text:p text:style-name="P1"><text:s text:c="2"/>for (dlong n=N;n&lt;M;n++) {</text:p>
      <text:p text:style-name="P1"><text:s text:c="4"/>FineToCoarse[n] = 0;</text:p>
      <text:p text:style-name="P1"><text:s text:c="4"/>Tr[n] = 0.;</text:p>
      <text:p text:style-name="P1"><text:s text:c="4"/>Ts[n] = 0;</text:p>
      <text:p text:style-name="P1"><text:s text:c="4"/>Ti[n] = 0;</text:p>
      <text:p text:style-name="P1"><text:s text:c="4"/>Tc[n] = 0;</text:p>
      <text:p text:style-name="P1"><text:s text:c="2"/>}</text:p>
      <text:p text:style-name="P1"><text:s text:c="2"/>ogsGatherScatter(FineToCoarse, ogsHlong, <text:s/>ogsAdd, A-&gt;ogs);</text:p>
      <text:p text:style-name="P1"><text:s text:c="2"/>ogsGatherScatter(Tr, <text:s text:c="4"/>ogsDfloat, ogsAdd, A-&gt;ogs);</text:p>
      <text:p text:style-name="P1"><text:s text:c="2"/>ogsGatherScatter(Ts, <text:s text:c="4"/>ogsInt, <text:s text:c="3"/>ogsAdd, A-&gt;ogs);</text:p>
      <text:p text:style-name="P1"><text:s text:c="2"/>ogsGatherScatter(Ti, <text:s text:c="4"/>ogsHlong, <text:s/>ogsAdd, A-&gt;ogs);</text:p>
      <text:p text:style-name="P1"><text:s text:c="2"/>ogsGatherScatter(Tc, <text:s text:c="4"/>ogsHlong, <text:s/>ogsAdd, A-&gt;ogs);</text:p>
      <text:p text:style-name="P1"/>
      <text:p text:style-name="P1"><text:s text:c="2"/>// second neighbours</text:p>
      <text:p text:style-name="P1"><text:s text:c="2"/>// #pragma omp parallel for</text:p>
      <text:p text:style-name="P1"><text:s text:c="2"/>for(dlong i=0; i&lt;N; i++){</text:p>
      <text:p text:style-name="P1"><text:s text:c="4"/>int <text:s text:c="3"/>smax = Ts[i];</text:p>
      <text:p text:style-name="P1"><text:soft-page-break/><text:s text:c="4"/>dfloat rmax = Tr[i];</text:p>
      <text:p text:style-name="P1"><text:s text:c="4"/>hlong <text:s/>imax = Ti[i];</text:p>
      <text:p text:style-name="P1"><text:s text:c="4"/>hlong <text:s/>cmax = Tc[i];</text:p>
      <text:p text:style-name="P1"/>
      <text:p text:style-name="P1"><text:s text:c="4"/>//local entries</text:p>
      <text:p text:style-name="P1"><text:s text:c="4"/>for(dlong jj=C-&gt;diag-&gt;rowStarts[i];jj&lt;C-&gt;diag-&gt;rowStarts[i+1];jj++){</text:p>
      <text:p text:style-name="P1"><text:s text:c="6"/>const dlong col = C-&gt;diag-&gt;cols[jj];</text:p>
      <text:p text:style-name="P1"><text:s text:c="6"/>if (col==i) continue;</text:p>
      <text:p text:style-name="P1"><text:s text:c="6"/>if(customLess(smax, rmax, imax, Ts[col], Tr[col], Ti[col])){</text:p>
      <text:p text:style-name="P1"><text:s text:c="8"/>smax = Ts[col];</text:p>
      <text:p text:style-name="P1"><text:s text:c="8"/>rmax = Tr[col];</text:p>
      <text:p text:style-name="P1"><text:s text:c="8"/>imax = Ti[col];</text:p>
      <text:p text:style-name="P1"><text:s text:c="8"/>cmax = Tc[col];</text:p>
      <text:p text:style-name="P1"><text:s text:c="6"/>}</text:p>
      <text:p text:style-name="P1"><text:s text:c="4"/>}</text:p>
      <text:p text:style-name="P1"><text:s text:c="4"/>//nonlocal entries</text:p>
      <text:p text:style-name="P1"><text:s text:c="4"/>for(dlong jj=C-&gt;offd-&gt;rowStarts[i];jj&lt;C-&gt;offd-&gt;rowStarts[i+1];jj++){</text:p>
      <text:p text:style-name="P1"><text:s text:c="6"/>const dlong col = C-&gt;offd-&gt;cols[jj];</text:p>
      <text:p text:style-name="P1"><text:s text:c="6"/>if(customLess(smax, rmax, imax, Ts[col], Tr[col], Ti[col])){</text:p>
      <text:p text:style-name="P1"><text:s text:c="8"/>smax = Ts[col];</text:p>
      <text:p text:style-name="P1"><text:s text:c="8"/>rmax = Tr[col];</text:p>
      <text:p text:style-name="P1"><text:s text:c="8"/>imax = Ti[col];</text:p>
      <text:p text:style-name="P1"><text:s text:c="8"/>cmax = Tc[col];</text:p>
      <text:p text:style-name="P1"><text:s text:c="6"/>}</text:p>
      <text:p text:style-name="P1"><text:s text:c="4"/>}</text:p>
      <text:p text:style-name="P1"/>
      <text:p text:style-name="P1"><text:s text:c="4"/>if((states[i] == -1) &amp;&amp; (smax == 1) &amp;&amp; (cmax &gt; -1))</text:p>
      <text:p text:style-name="P1"><text:s text:c="6"/>FineToCoarse[i] = cmax;</text:p>
      <text:p text:style-name="P1"><text:s text:c="2"/>}</text:p>
      <text:p text:style-name="P1"/>
      <text:p text:style-name="P1"><text:s text:c="2"/>//share results</text:p>
      <text:p text:style-name="P1"><text:s text:c="2"/>for (dlong n=N;n&lt;M;n++) FineToCoarse[n] = 0;</text:p>
      <text:p text:style-name="P1"><text:s text:c="2"/>ogsGatherScatter(FineToCoarse, ogsHlong, <text:s/>ogsAdd, A-&gt;ogs);</text:p>
      <text:p text:style-name="P1"/>
      <text:p text:style-name="P1"><text:s text:c="2"/>free(rands);</text:p>
      <text:p text:style-name="P1"><text:s text:c="2"/>free(states);</text:p>
      <text:p text:style-name="P1"><text:s text:c="2"/>free(Tr);</text:p>
      <text:p text:style-name="P1"><text:s text:c="2"/>free(Ts);</text:p>
      <text:p text:style-name="P1"><text:s text:c="2"/>free(Ti);</text:p>
      <text:p text:style-name="P1"><text:s text:c="2"/>free(Tc);</text:p>
      <text:p text:style-name="P1"/>
      <text:p text:style-name="P1"><text:s text:c="2"/>delete C;</text:p>
      <text:p text:style-name="P1">}</text:p>
      <text:p text:style-name="P1"/>
      <text:p text:style-name="P1"/>
      <text:p text:style-name="P1">} //namespace parAlmo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build a parCSR matrix from a distributed COO matrix (assumes square)</text:p>
      <text:p text:style-name="P1">parCSR::parCSR(dlong N, <text:s text:c="8"/>// number of rows on this rank</text:p>
      <text:p text:style-name="P1"><text:s text:c="15"/>hlong* starts, <text:s text:c="2"/>// global partitioning</text:p>
      <text:p text:style-name="P1"><text:s text:c="15"/>dlong nnz, <text:s text:c="6"/>// number of nonzeros on this rank</text:p>
      <text:p text:style-name="P1"><text:s text:c="15"/>hlong *Ai, <text:s text:c="6"/>// global row ids</text:p>
      <text:p text:style-name="P1"><text:s text:c="15"/>hlong *Aj, <text:s text:c="6"/>// global column ids</text:p>
      <text:p text:style-name="P1"><text:s text:c="15"/>dfloat *Avals, <text:s text:c="3"/>// values</text:p>
      <text:p text:style-name="P1"><text:s text:c="15"/>bool NullSpace, <text:s text:c="9"/>//switch for nullspace</text:p>
      <text:p text:style-name="P1"><text:s text:c="15"/>dfloat *Null, <text:s text:c="11"/>//null vector (or low energy mode)</text:p>
      <text:p text:style-name="P1"><text:s text:c="15"/>dfloat NullSpacePenalty, //penalty parameter for rank boost</text:p>
      <text:p text:style-name="P1"><text:s text:c="15"/>MPI_Comm comm_,</text:p>
      <text:p text:style-name="P1"><text:s text:c="15"/>occa::device device_) {</text:p>
      <text:p text:style-name="P1"/>
      <text:p text:style-name="P1"><text:s text:c="2"/>Nrows = N;</text:p>
      <text:p text:style-name="P1"><text:s text:c="2"/>Ncols = N;</text:p>
      <text:p text:style-name="P1"><text:s text:c="2"/>globalRowStarts = starts;</text:p>
      <text:p text:style-name="P1"><text:s text:c="2"/>globalColStarts = starts;</text:p>
      <text:p text:style-name="P1"/>
      <text:p text:style-name="P1"><text:s text:c="2"/>device = device_;</text:p>
      <text:p text:style-name="P1"><text:s text:c="2"/>MPI_Comm_dup(comm_, &amp;comm);</text:p>
      <text:p text:style-name="P1"/>
      <text:p text:style-name="P1"><text:s text:c="2"/>int rank, size;</text:p>
      <text:p text:style-name="P1"><text:s text:c="2"/>MPI_Comm_rank(comm, &amp;rank);</text:p>
      <text:p text:style-name="P1"><text:s text:c="2"/>MPI_Comm_size(comm, &amp;size);</text:p>
      <text:p text:style-name="P1"/>
      <text:p text:style-name="P1"><text:s text:c="2"/>hlong globalOffset = globalRowStarts[rank];</text:p>
      <text:p text:style-name="P1"/>
      <text:p text:style-name="P1"><text:s text:c="2"/>null = (dfloat *) calloc(Nrows, sizeof(dfloat));</text:p>
      <text:p text:style-name="P1"><text:s text:c="2"/>memcpy(null, Null, Nrows*sizeof(dfloat));</text:p>
      <text:p text:style-name="P1"/>
      <text:p text:style-name="P1"><text:s text:c="2"/>nullSpace = NullSpace;</text:p>
      <text:p text:style-name="P1"><text:s text:c="2"/>nullSpacePenalty = NullSpacePenalty;</text:p>
      <text:p text:style-name="P1"/>
      <text:p text:style-name="P1"><text:s text:c="2"/>diag = new CSR(Nrows,Nrows);</text:p>
      <text:p text:style-name="P1"><text:s text:c="2"/>offd = new CSR(Nrows,Nrows);</text:p>
      <text:p text:style-name="P1"/>
      <text:p text:style-name="P1"><text:s text:c="2"/>diag-&gt;rowStarts = (dlong *) calloc(Nrows+1, sizeof(dlong));</text:p>
      <text:p text:style-name="P1"><text:s text:c="2"/>offd-&gt;rowStarts = (dlong *) calloc(Nrows+1, sizeof(dlong));</text:p>
      <text:p text:style-name="P1"/>
      <text:p text:style-name="P1"><text:s text:c="2"/>//count the entries in each row</text:p>
      <text:p text:style-name="P1"><text:s text:c="2"/>for (dlong n=0;n&lt;nnz;n++) {</text:p>
      <text:p text:style-name="P1"><text:s text:c="4"/>dlong row = (dlong) (Ai[n] - globalOffset);</text:p>
      <text:p text:style-name="P1"><text:s text:c="4"/>if ((Aj[n] &lt; globalOffset) || (Aj[n]&gt;globalOffset+Nrows-1))</text:p>
      <text:p text:style-name="P1"><text:s text:c="6"/>offd-&gt;rowStarts[row+1]++;</text:p>
      <text:p text:style-name="P1"><text:s text:c="4"/>else</text:p>
      <text:p text:style-name="P1"><text:s text:c="6"/>diag-&gt;rowStarts[row+1]++;</text:p>
      <text:p text:style-name="P1"><text:s text:c="2"/>}</text:p>
      <text:p text:style-name="P1"/>
      <text:p text:style-name="P1"><text:s text:c="2"/>// cumulative sum</text:p>
      <text:p text:style-name="P1"><text:s text:c="2"/>for(dlong i=0; i&lt;Nrows; i++) {</text:p>
      <text:p text:style-name="P1"><text:s text:c="4"/>diag-&gt;rowStarts[i+1] += diag-&gt;rowStarts[i];</text:p>
      <text:p text:style-name="P1"><text:s text:c="4"/>offd-&gt;rowStarts[i+1] += offd-&gt;rowStarts[i];</text:p>
      <text:p text:style-name="P1"><text:s text:c="2"/>}</text:p>
      <text:p text:style-name="P1"><text:s text:c="2"/>diag-&gt;nnz = diag-&gt;rowStarts[Nrows];</text:p>
      <text:p text:style-name="P1"><text:s text:c="2"/>offd-&gt;nnz = offd-&gt;rowStarts[Nrows];</text:p>
      <text:p text:style-name="P1"><text:soft-page-break/></text:p>
      <text:p text:style-name="P1"><text:s text:c="2"/>// Halo setup</text:p>
      <text:p text:style-name="P1"><text:s text:c="2"/>hlong *colIds = (hlong *) malloc(offd-&gt;nnz*sizeof(hlong));</text:p>
      <text:p text:style-name="P1"><text:s text:c="2"/>dlong cnt=0;</text:p>
      <text:p text:style-name="P1"><text:s text:c="2"/>for (dlong n=0;n&lt;nnz;n++) {</text:p>
      <text:p text:style-name="P1"><text:s text:c="4"/>if ((Aj[n] &lt; globalOffset) || (Aj[n]&gt;globalOffset+N-1))</text:p>
      <text:p text:style-name="P1"><text:s text:c="6"/>colIds[cnt++] = Aj[n];</text:p>
      <text:p text:style-name="P1"><text:s text:c="2"/>}</text:p>
      <text:p text:style-name="P1"><text:s text:c="2"/>this-&gt;haloSetup(colIds);</text:p>
      <text:p text:style-name="P1"/>
      <text:p text:style-name="P1"><text:s text:c="2"/>//fill the CSR matrices</text:p>
      <text:p text:style-name="P1"><text:s text:c="2"/>diagA <text:s text:c="2"/>= (dfloat *) calloc(Ncols, sizeof(dfloat));</text:p>
      <text:p text:style-name="P1"><text:s text:c="2"/>diagInv = (dfloat *) calloc(Ncols, sizeof(dfloat));</text:p>
      <text:p text:style-name="P1"><text:s text:c="2"/>diag-&gt;cols = (dlong *) <text:s/>calloc(diag-&gt;nnz, sizeof(dlong));</text:p>
      <text:p text:style-name="P1"><text:s text:c="2"/>offd-&gt;cols = (dlong *) <text:s/>calloc(offd-&gt;nnz, sizeof(dlong));</text:p>
      <text:p text:style-name="P1"><text:s text:c="2"/>diag-&gt;vals = (dfloat *) calloc(diag-&gt;nnz, sizeof(dfloat));</text:p>
      <text:p text:style-name="P1"><text:s text:c="2"/>offd-&gt;vals = (dfloat *) calloc(offd-&gt;nnz, sizeof(dfloat));</text:p>
      <text:p text:style-name="P1"><text:s text:c="2"/>dlong diagCnt = 0;</text:p>
      <text:p text:style-name="P1"><text:s text:c="2"/>dlong offdCnt = 0;</text:p>
      <text:p text:style-name="P1"><text:s text:c="2"/>for (dlong n=0;n&lt;nnz;n++) {</text:p>
      <text:p text:style-name="P1"><text:s text:c="4"/>if ((Aj[n] &lt; globalOffset) || (Aj[n]&gt;globalOffset+Nrows-1)) {</text:p>
      <text:p text:style-name="P1"><text:s text:c="6"/>offd-&gt;cols[offdCnt] = colIds[offdCnt];</text:p>
      <text:p text:style-name="P1"><text:s text:c="6"/>offd-&gt;vals[offdCnt] = Avals[n];</text:p>
      <text:p text:style-name="P1"><text:s text:c="6"/>offdCnt++;</text:p>
      <text:p text:style-name="P1"><text:s text:c="4"/>} else {</text:p>
      <text:p text:style-name="P1"><text:s text:c="6"/>diag-&gt;cols[diagCnt] = (dlong) (Aj[n] - globalOffset);</text:p>
      <text:p text:style-name="P1"><text:s text:c="6"/>diag-&gt;vals[diagCnt] = Avals[n];</text:p>
      <text:p text:style-name="P1"/>
      <text:p text:style-name="P1"><text:s text:c="6"/>//record the diagonal</text:p>
      <text:p text:style-name="P1"><text:s text:c="6"/>dlong row = (dlong) (Ai[n] - globalOffset);</text:p>
      <text:p text:style-name="P1"><text:s text:c="6"/>if (row==diag-&gt;cols[diagCnt])</text:p>
      <text:p text:style-name="P1"><text:s text:c="8"/>diagA[row] = diag-&gt;vals[diagCnt];</text:p>
      <text:p text:style-name="P1"/>
      <text:p text:style-name="P1"><text:s text:c="6"/>diagCnt++;</text:p>
      <text:p text:style-name="P1"><text:s text:c="4"/>}</text:p>
      <text:p text:style-name="P1"><text:s text:c="2"/>}</text:p>
      <text:p text:style-name="P1"/>
      <text:p text:style-name="P1"><text:s text:c="2"/>//fill the halo region</text:p>
      <text:p text:style-name="P1"><text:s text:c="2"/>ogsGatherScatter(diagA, ogsDfloat, ogsAdd, ogs);</text:p>
      <text:p text:style-name="P1"/>
      <text:p text:style-name="P1"><text:s text:c="2"/>//compute the inverse diagonal</text:p>
      <text:p text:style-name="P1"><text:s text:c="2"/>for (dlong n=0;n&lt;Nrows;n++) diagInv[n] = 1.0/diagA[n]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7:48:43.424621572</meta:creation-date>
    <dc:date>2018-11-08T17:55:22.341726458</dc:date>
    <meta:editing-duration>PT6M54S</meta:editing-duration>
    <meta:editing-cycles>1</meta:editing-cycles>
    <meta:document-statistic meta:table-count="0" meta:image-count="0" meta:object-count="0" meta:page-count="7" meta:paragraph-count="311" meta:word-count="1159" meta:character-count="10361" meta:non-whitespace-character-count="7901"/>
    <meta:generator>LibreOffice/6.0.6.2$Linux_X86_64 LibreOffice_project/00m0$Build-2</meta:generator>
  </office:meta>
</office:document-meta>
</file>